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Gadugi" svg:font-family="Gadugi" style:font-family-generic="swiss" style:font-pitch="variable"/>
    <style:font-face style:name="Hot Mustard BTN" svg:font-family="'Hot Mustard BTN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1.9634in"/>
    </style:style>
    <style:style style:name="co4" style:family="table-column">
      <style:table-column-properties fo:break-before="auto" style:column-width="0.8102in"/>
    </style:style>
    <style:style style:name="co5" style:family="table-column">
      <style:table-column-properties fo:break-before="auto" style:column-width="2.2311in"/>
    </style:style>
    <style:style style:name="co6" style:family="table-column">
      <style:table-column-properties fo:break-before="auto" style:column-width="0.4508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2.5654in"/>
    </style:style>
    <style:style style:name="co9" style:family="table-column">
      <style:table-column-properties fo:break-before="auto" style:column-width="0.6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752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ext-properties style:font-name="Palatino Linotype"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Gadugi" fo:font-size="14pt" style:font-size-asian="14pt" style:font-size-complex="14pt"/>
    </style:style>
    <style:style style:name="ce6" style:family="table-cell" style:parent-style-name="Default">
      <style:text-properties style:font-name="Palatino Linotype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Palatino Linotype" fo:font-size="13pt" style:font-size-asian="13pt" style:font-size-complex="13pt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 style:data-style-name="N104"/>
    <style:style style:name="ce3" style:family="table-cell" style:parent-style-name="Default" style:data-style-name="N37"/>
    <style:style style:name="ce11" style:family="table-cell" style:parent-style-name="Default">
      <style:table-cell-properties fo:background-color="#d4ea6b"/>
      <style:text-properties style:font-name="Gadugi" fo:font-size="14pt" style:font-size-asian="14pt" style:font-size-complex="14pt"/>
    </style:style>
    <style:style style:name="ce12" style:family="table-cell" style:parent-style-name="Default">
      <style:text-properties fo:color="#3465a4" style:font-name="Gadug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>
      <style:table-cell-properties fo:background-color="#ec9ba4"/>
      <style:text-properties fo:color="#3465a4" style:font-name="Gadugi" fo:font-size="14pt" style:font-size-asian="14pt" style:font-size-complex="14pt"/>
    </style:style>
    <style:style style:name="ce14" style:family="table-cell" style:parent-style-name="Default">
      <style:table-cell-properties fo:background-color="#ffb66c"/>
      <style:text-properties style:font-name="Gadugi" fo:font-size="14pt" style:font-size-asian="14pt" style:font-size-complex="14pt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ec9ba4"/>
      <style:text-properties fo:color="#f10d0c" style:font-name="Gadugi" fo:font-size="14pt" style:font-size-asian="14pt" style:font-size-complex="14pt"/>
    </style:style>
    <style:style style:name="ce17" style:family="table-cell" style:parent-style-name="Default">
      <style:table-cell-properties fo:background-color="#ec9ba4"/>
    </style:style>
    <style:style style:name="ce18" style:family="table-cell" style:parent-style-name="Default">
      <style:table-cell-properties fo:background-color="#729fcf"/>
      <style:text-properties style:font-name="Gadugi" fo:font-size="14pt" style:font-size-asian="14pt" style:font-size-complex="14pt"/>
    </style:style>
    <style:style style:name="ce19" style:family="table-cell" style:parent-style-name="Default">
      <style:table-cell-properties fo:background-color="#e0c2cd"/>
      <style:text-properties fo:color="#8d1d75" style:font-name="Gadugi" fo:font-size="14pt" style:font-size-asian="14pt" style:font-size-complex="14pt"/>
    </style:style>
    <style:style style:name="ce20" style:family="table-cell" style:parent-style-name="Default">
      <style:table-cell-properties fo:background-color="#e0c2cd"/>
    </style:style>
    <style:style style:name="T1" style:family="text">
      <style:text-properties fo:color="#00a933"/>
    </style:style>
    <style:style style:name="T2" style:family="text">
      <style:text-properties fo:color="#813709"/>
    </style:style>
  </office:automatic-styles>
  <office:body>
    <office:spreadsheet>
      <table:calculation-settings table:automatic-find-labels="false" table:use-regular-expressions="false" table:use-wildcards="true"/>
      <table:table table:name="Portfolio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3" table:default-cell-style-name="ce4"/>
        <table:table-column table:style-name="co1" table:default-cell-style-name="ce6"/>
        <table:table-row table:style-name="ro1" table:number-rows-repeated="2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8"/>
          <table:table-cell table:style-name="Default"/>
          <table:table-cell table:style-name="ce5" office:value-type="string" calcext:value-type="string">
            <text:p>INVESTISSEMENT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Gold coin (sovereign 1/4oz)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itcoins (0.00819703 BT)</text:p>
          </table:table-cell>
          <table:table-cell table:number-columns-repeated="3"/>
        </table:table-row>
        <table:table-row table:style-name="ro2" table:number-rows-repeated="2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Facture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x?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Foulard x2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T-Shirt</text:p>
          </table:table-cell>
          <table:table-cell office:value-type="currency" office:currency="USD" office:value="5" calcext:value-type="currency">
            <text:p>$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Clothes</text:p>
          </table:table-cell>
        </table:table-row>
        <table:table-row table:style-name="ro1">
          <table:table-cell office:value-type="string" calcext:value-type="string">
            <text:p>Garage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Al’s Falafel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d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currency" office:currency="USD" office:value="5" calcext:value-type="currency">
            <text:p>$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 table:style-name="ce2" office:value-type="currency" office:currency="USD" office:value="2" calcext:value-type="currency">
            <text:p>$2.00</text:p>
          </table:table-cell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 table:style-name="ce2" office:value-type="currency" office:currency="USD" office:value="3" calcext:value-type="currency">
            <text:p>$3.00</text:p>
          </table:table-cell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Latte</text:p>
          </table:table-cell>
          <table:table-cell table:style-name="Default" office:value-type="string" calcext:value-type="string">
            <text:p>Free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Drink</text:p>
          </table:table-cell>
        </table:table-row>
        <table:table-row table:style-name="ro1">
          <table:table-cell office:value-type="string" calcext:value-type="string">
            <text:p>Chocolat</text:p>
          </table:table-cell>
          <table:table-cell office:value-type="currency" office:currency="USD" office:value="16" calcext:value-type="currency">
            <text:p>$16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d</text:p>
          </table:table-cell>
        </table:table-row>
      </table:table>
      <table:table table:name="Burnrate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3">
          <table:table-cell table:style-name="ce11" office:value-type="string" calcext:value-type="string">
            <text:p>Depense</text:p>
          </table:table-cell>
          <table:table-cell table:style-name="ce13" office:value-type="string" calcext:value-type="string">
            <text:p>individual daily burn rate</text:p>
          </table:table-cell>
          <table:table-cell table:style-name="ce14" office:value-type="string" calcext:value-type="string">
            <text:p><text:span text:style-name="T1">absolute</text:span> <text:span text:style-name="T1">price</text:span></text:p>
          </table:table-cell>
          <table:table-cell table:style-name="ce15"/>
          <table:table-cell table:style-name="ce16" office:value-type="string" calcext:value-type="string">
            <text:p>period in days</text:p>
          </table:table-cell>
          <table:table-cell table:style-name="ce17"/>
          <table:table-cell table:style-name="ce18" office:value-type="string" calcext:value-type="string">
            <text:p><text:span text:style-name="T2">individual</text:span> <text:span text:style-name="T2">monthly burn rate</text:span></text:p>
          </table:table-cell>
          <table:table-cell table:style-name="ce19" office:value-type="string" calcext:value-type="string">
            <text:p>individual yearly burn rate</text:p>
          </table:table-cell>
          <table:table-cell table:style-name="ce20" table:number-columns-repeated="2"/>
          <table:table-cell table:number-columns-repeated="2"/>
        </table:table-row>
        <table:table-row table:style-name="ro4">
          <table:table-cell table:style-name="ce12" office:value-type="string" calcext:value-type="string">
            <text:p>VIDEOTRON</text:p>
          </table:table-cell>
          <table:table-cell table:formula="of:=SUM([.C3]/([.E3]))" office:value-type="float" office:value="4.15265753424658" calcext:value-type="float">
            <text:p>4.15265753424658</text:p>
          </table:table-cell>
          <table:table-cell office:value-type="float" office:value="126.31" calcext:value-type="float">
            <text:p>126.31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3]*(30.41666))" office:value-type="float" office:value="126.309972315616" calcext:value-type="float">
            <text:p>126.309972315616</text:p>
          </table:table-cell>
          <table:table-cell table:formula="of:=SUM([.B3]*(365))" office:value-type="float" office:value="1515.72" calcext:value-type="float">
            <text:p>1515.72</text:p>
          </table:table-cell>
          <table:table-cell table:number-columns-repeated="2"/>
          <table:table-cell office:value-type="string" calcext:value-type="string">
            <text:p>Burn Rate</text:p>
          </table:table-cell>
          <table:table-cell/>
        </table:table-row>
        <table:table-row table:style-name="ro1">
          <table:table-cell office:value-type="string" calcext:value-type="string">
            <text:p>Wikipedia</text:p>
          </table:table-cell>
          <table:table-cell table:formula="of:=SUM([.C4]/([.E4]))" office:value-type="float" office:value="0.0575342465753425" calcext:value-type="float">
            <text:p>0.057534246575343</text:p>
          </table:table-cell>
          <table:table-cell office:value-type="float" office:value="1.75" calcext:value-type="float">
            <text:p>1.75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4]*(30.41666))" office:value-type="float" office:value="1.74999961643836" calcext:value-type="float">
            <text:p>1.74999961643836</text:p>
          </table:table-cell>
          <table:table-cell table:formula="of:=SUM([.B4]*(365)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formula="of:=SUM([.B3:.B14])" office:value-type="float" office:value="18.4437260273973" calcext:value-type="float">
            <text:p>18.4437260273973</text:p>
          </table:table-cell>
        </table:table-row>
        <table:table-row table:style-name="ro1">
          <table:table-cell office:value-type="string" calcext:value-type="string">
            <text:p>RBC</text:p>
          </table:table-cell>
          <table:table-cell table:formula="of:=SUM([.C5]/([.E5]))" office:value-type="float" office:value="0.36" calcext:value-type="float">
            <text:p>0.36</text:p>
          </table:table-cell>
          <table:table-cell office:value-type="float" office:value="10.95" calcext:value-type="float">
            <text:p>10.95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5]*(30.41666))" office:value-type="float" office:value="10.9499976" calcext:value-type="float">
            <text:p>10.9499976</text:p>
          </table:table-cell>
          <table:table-cell table:formula="of:=SUM([.B5]*(365))" office:value-type="float" office:value="131.4" calcext:value-type="float">
            <text:p>131.4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formula="of:=SUM([.L4]*[.F12])" office:value-type="float" office:value="560.996666666667" calcext:value-type="float">
            <text:p>560.996666666667</text:p>
          </table:table-cell>
        </table:table-row>
        <table:table-row table:style-name="ro1">
          <table:table-cell office:value-type="string" calcext:value-type="string">
            <text:p>Manger</text:p>
          </table:table-cell>
          <table:table-cell table:formula="of:=SUM([.C6]/([.E6]))" office:value-type="float" office:value="13.1506849315068" calcext:value-type="float">
            <text:p>13.1506849315068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6]*(30.41666))" office:value-type="float" office:value="399.999912328767" calcext:value-type="float">
            <text:p>399.999912328767</text:p>
          </table:table-cell>
          <table:table-cell table:formula="of:=SUM([.B6]*(365))"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yearly</text:p>
          </table:table-cell>
          <table:table-cell table:formula="of:=SUM([.L4]*365)" office:value-type="float" office:value="6731.96" calcext:value-type="float">
            <text:p>6731.96</text:p>
          </table:table-cell>
        </table:table-row>
        <table:table-row table:style-name="ro1">
          <table:table-cell office:value-type="string" calcext:value-type="string">
            <text:p>Spotify</text:p>
          </table:table-cell>
          <table:table-cell table:formula="of:=SUM([.C7]/([.E7]))" office:value-type="float" office:value="0.361315068493151" calcext:value-type="float">
            <text:p>0.361315068493151</text:p>
          </table:table-cell>
          <table:table-cell office:value-type="float" office:value="10.99" calcext:value-type="float">
            <text:p>10.99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7]*(30.41666))" office:value-type="float" office:value="10.9899975912329" calcext:value-type="float">
            <text:p>10.9899975912329</text:p>
          </table:table-cell>
          <table:table-cell table:formula="of:=SUM([.B7]*(365))" office:value-type="float" office:value="131.88" calcext:value-type="float">
            <text:p>131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escape</text:p>
          </table:table-cell>
          <table:table-cell table:formula="of:=SUM([.C8]/([.E8]))" office:value-type="float" office:value="0.361534246575342" calcext:value-type="float">
            <text:p>0.361534246575342</text:p>
          </table:table-cell>
          <table:table-cell office:value-type="float" office:value="32.99" calcext:value-type="float">
            <text:p>32.99</text:p>
          </table:table-cell>
          <table:table-cell/>
          <table:table-cell table:formula="of:=SUM((365/12)*3)" office:value-type="float" office:value="91.25" calcext:value-type="float">
            <text:p>91.25</text:p>
          </table:table-cell>
          <table:table-cell/>
          <table:table-cell table:formula="of:=SUM([.B8]*(30.41666))" office:value-type="float" office:value="10.9966642564384" calcext:value-type="float">
            <text:p>10.9966642564384</text:p>
          </table:table-cell>
          <table:table-cell table:formula="of:=SUM([.B8]*(365))" office:value-type="float" office:value="131.96" calcext:value-type="float">
            <text:p>131.96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1 mois=</text:p>
          </table:table-cell>
          <table:table-cell table:formula="of:=SUM(365/12)" office:value-type="float" office:value="30.4166666666667" calcext:value-type="float">
            <text:p>30.41666666666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Gadugi" svg:font-family="Gadugi" style:font-family-generic="swiss" style:font-pitch="variable"/>
    <style:font-face style:name="Hot Mustard BTN" svg:font-family="'Hot Mustard BTN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2:47:09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8:29:04.856000000</meta:creation-date>
    <meta:generator>LibreOffice/6.4.4.2$Windows_X86_64 LibreOffice_project/3d775be2011f3886db32dfd395a6a6d1ca2630ff</meta:generator>
    <dc:date>2020-12-09T23:50:42.323000000</dc:date>
    <meta:editing-duration>PT12H7M8S</meta:editing-duration>
    <meta:editing-cycles>7</meta:editing-cycles>
    <meta:document-statistic meta:table-count="3" meta:cell-count="108" meta:object-count="0"/>
  </office:meta>
</office:document-meta>
</file>